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DF sample document with an <text:span text:style-name="T1">invalid</text:span> <text:span text:style-name="T1">document</text:span> signa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25T13:38:44.09</meta:creation-date>
    <dc:date>2022-02-25T13:39:37</dc:date>
    <meta:editing-duration>PT52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1" meta:paragraph-count="1" meta:word-count="8" meta:character-count="54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0600c40089005200ac00c400490096009200a4008f0097003e0049005600ba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tsNAgOK0J+PwmQGWIM6uw7v9/ec=</DigestValue>
      </Reference>
      <Reference URI="Thumbnails/thumbnail.png">
        <DigestMethod Algorithm="http://www.w3.org/2000/09/xmldsig#sha1"/>
        <DigestValue>NhPC0S7jG2EWei2GBLNrO5rhjLw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qbow7QsdoMSkIfS2GiMAAQgWx5M=</DigestValue>
      </Reference>
      <Reference URI="mimetype">
        <DigestMethod Algorithm="http://www.w3.org/2000/09/xmldsig#sha1"/>
        <DigestValue>kBA8vElORIEynUWPvr1bzZKG3h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CSinOdFJRI10SNYPy/wrcNIQPuI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zUM8VaqX9vqWAor/LMeFseydB0o=</DigestValue>
      </Reference>
      <Reference URI="manifest.rdf">
        <DigestMethod Algorithm="http://www.w3.org/2000/09/xmldsig#sha1"/>
        <DigestValue>7NDWheT3P1M2fRjj+qtn5caji6g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JIehPHK+PfjQtYOttoO2HRK52As=</DigestValue>
      </Reference>
      <Reference URI="#ID_005a000f00c5004200040075004000df009e000e009300cc00b200ea005c0066">
        <DigestMethod Algorithm="http://www.w3.org/2000/09/xmldsig#sha1"/>
        <DigestValue>IghnSd9L3s9/AqfvR6Y4T19E3+A=</DigestValue>
      </Reference>
    </SignedInfo>
    <SignatureValue>eHWH3e77OZCSRfD75WtJCD4bUbRJDTo8FDmZRsKx3D5KXqqG9prfeCsjciK0aDho
DxYOgidBagghLpg/lSvZZG/l04nieUAGvJ1j99286dRlj20B9EZxqa92JprBMpTK
GGOrWaFciNyhkozSzOODJTSB5UKfn8Ct4hEi2NaIlVu+K+8tWnWAZFbBdm6bd3IM
+dvYwVu+RTVwWCzbA1plgEX+CUTzT2DNHBueGavvM42OhFjOqvyKLGOih246FgiW
Yvq/2qkP4//aUwqQLBpaznPNDCYrYtIXvXdwl4hQnYUbF7r7pknwC5U0/YEERo3v
MKMjw/kaBuFy/0A8ObVbRg==</SignatureValue>
    <KeyInfo>
      <X509Data>
        <X509IssuerSerial>
          <X509IssuerName>CN=WISeKey CertifyID Personal GB CA 4, O=WISeKey, C=CH</X509IssuerName>
          <X509SerialNumber>507518700802045552005776449165054938161464526730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5a000f00c5004200040075004000df009e000e009300cc00b200ea005c0066" Target="#ID_000600c40089005200ac00c400490096009200a4008f0097003e0049005600ba">
          <dc:date xmlns:dc="http://purl.org/dc/elements/1.1/">2022-02-25T13:39:45,38</dc:date>
        </SignatureProperty>
      </SignatureProperties>
    </Object>
  </Signature>
</document-signatures>
</file>